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722135961017" calcext:value-type="float">
            <text:p>0.1772213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2165325277309" calcext:value-type="float">
            <text:p>0.17216532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0284079559024" calcext:value-type="float">
            <text:p>0.1702840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4639081874051" calcext:value-type="float">
            <text:p>0.1646390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3920916841067" calcext:value-type="float">
            <text:p>0.1639209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3091942811558" calcext:value-type="float">
            <text:p>0.1630919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122129977387" calcext:value-type="float">
            <text:p>0.1612212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684668985329" calcext:value-type="float">
            <text:p>0.15684668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6540521521965" calcext:value-type="float">
            <text:p>0.1565405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55975228172995" calcext:value-type="float">
            <text:p>0.1559752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4812817018829" calcext:value-type="float">
            <text:p>0.1548128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480855828835" calcext:value-type="float">
            <text:p>0.15480855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447622805041" calcext:value-type="float">
            <text:p>0.15447622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4285511042782" calcext:value-type="float">
            <text:p>0.154285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4219669667029" calcext:value-type="float">
            <text:p>0.15421966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127302097578" calcext:value-type="float">
            <text:p>0.1541273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4022071819024" calcext:value-type="float">
            <text:p>0.1540220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4012924678076" calcext:value-type="float">
            <text:p>0.1540129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3249374483773" calcext:value-type="float">
            <text:p>0.1532493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3182953005367" calcext:value-type="float">
            <text:p>0.1531829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2893958548143" calcext:value-type="float">
            <text:p>0.15289395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2821949769668" calcext:value-type="float">
            <text:p>0.15282194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188617730395" calcext:value-type="float">
            <text:p>0.15188617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51629372759257" calcext:value-type="float">
            <text:p>0.15162937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0795121148611" calcext:value-type="float">
            <text:p>0.15079512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0455978806543" calcext:value-type="float">
            <text:p>0.15045597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8788526563057" calcext:value-type="float">
            <text:p>0.1487885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8739528752167" calcext:value-type="float">
            <text:p>0.14873952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8521849059479" calcext:value-type="float">
            <text:p>0.14852184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48292058251972" calcext:value-type="float">
            <text:p>0.14829205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480641630693" calcext:value-type="float">
            <text:p>0.14806416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7973606459864" calcext:value-type="float">
            <text:p>0.14797360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7904157611569" calcext:value-type="float">
            <text:p>0.14790415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7231041759831" calcext:value-type="float">
            <text:p>0.1472310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690677176834" calcext:value-type="float">
            <text:p>0.1469067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6793634361496" calcext:value-type="float">
            <text:p>0.14679363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6753101287972" calcext:value-type="float">
            <text:p>0.14675310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6425661569215" calcext:value-type="float">
            <text:p>0.14642566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46359614603904" calcext:value-type="float">
            <text:p>0.1463596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6328933258828" calcext:value-type="float">
            <text:p>0.1463289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46275446676018" calcext:value-type="float">
            <text:p>0.14627544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272126196865" calcext:value-type="float">
            <text:p>0.14627212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46039262838979" calcext:value-type="float">
            <text:p>0.14603926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5747830205042" calcext:value-type="float">
            <text:p>0.1457478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5696706621373" calcext:value-type="float">
            <text:p>0.14569670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45693396936066" calcext:value-type="float">
            <text:p>0.14569339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5581792618794" calcext:value-type="float">
            <text:p>0.14558179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45435610126422" calcext:value-type="float">
            <text:p>0.1454356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5290680860333" calcext:value-type="float">
            <text:p>0.14529068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5270519151018" calcext:value-type="float">
            <text:p>0.14527051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45194884174617" calcext:value-type="float">
            <text:p>0.14519488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44900096090607" calcext:value-type="float">
            <text:p>0.14490009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44770622036341" calcext:value-type="float">
            <text:p>0.1447706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4476446165316" calcext:value-type="float">
            <text:p>0.14476446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44719362946052" calcext:value-type="float">
            <text:p>0.14471936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466320340786" calcext:value-type="float">
            <text:p>0.14466320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44593478371801" calcext:value-type="float">
            <text:p>0.1445934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44581624328124" calcext:value-type="float">
            <text:p>0.14458162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450206368348" calcext:value-type="float">
            <text:p>0.14450206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449832635612" calcext:value-type="float">
            <text:p>0.14449832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44482031557121" calcext:value-type="float">
            <text:p>0.14448203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44375220808572" calcext:value-type="float">
            <text:p>0.14437522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44142452226543" calcext:value-type="float">
            <text:p>0.14414245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44129230938024" calcext:value-type="float">
            <text:p>0.14412923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4000628296635" calcext:value-type="float">
            <text:p>0.14400062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3910375921578" calcext:value-type="float">
            <text:p>0.14391037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43825229832688" calcext:value-type="float">
            <text:p>0.14382522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3768612774061" calcext:value-type="float">
            <text:p>0.1437686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43575334118281" calcext:value-type="float">
            <text:p>0.14357533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3360455229823" calcext:value-type="float">
            <text:p>0.14336045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328995444744" calcext:value-type="float">
            <text:p>0.14328995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43057983413912" calcext:value-type="float">
            <text:p>0.14305798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43033015860107" calcext:value-type="float">
            <text:p>0.14303301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42977524451438" calcext:value-type="float">
            <text:p>0.14297752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42908469214572" calcext:value-type="float">
            <text:p>0.14290846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2869165650609" calcext:value-type="float">
            <text:p>0.14286916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42772056320065" calcext:value-type="float">
            <text:p>0.14277205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42211766317126" calcext:value-type="float">
            <text:p>0.1422117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41766553912488" calcext:value-type="float">
            <text:p>0.14176655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41007864652736" calcext:value-type="float">
            <text:p>0.1410078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40754282255272" calcext:value-type="float">
            <text:p>0.14075428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40727021685895" calcext:value-type="float">
            <text:p>0.14072702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40547971156605" calcext:value-type="float">
            <text:p>0.14054797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3936251257841" calcext:value-type="float">
            <text:p>0.13936251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8790039786785" calcext:value-type="float">
            <text:p>0.13879003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8674861102764" calcext:value-type="float">
            <text:p>0.13867486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38418604707726" calcext:value-type="float">
            <text:p>0.13841860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38334865589957" calcext:value-type="float">
            <text:p>0.13833486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87564121468" calcext:value-type="float">
            <text:p>0.13828756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38177570058307" calcext:value-type="float">
            <text:p>0.13817757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38154060385478" calcext:value-type="float">
            <text:p>0.13815406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38080239631206" calcext:value-type="float">
            <text:p>0.13808023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38037786414611" calcext:value-type="float">
            <text:p>0.13803778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7894313345341" calcext:value-type="float">
            <text:p>0.13789431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7872171736198" calcext:value-type="float">
            <text:p>0.13787217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137788373643726" calcext:value-type="float">
            <text:p>0.13778837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37750909618901" calcext:value-type="float">
            <text:p>0.13775090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37738090450035" calcext:value-type="float">
            <text:p>0.13773809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7714554194861" calcext:value-type="float">
            <text:p>0.13771455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694031021803" calcext:value-type="float">
            <text:p>0.1376940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37660285464833" calcext:value-type="float">
            <text:p>0.13766028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37615679859785" calcext:value-type="float">
            <text:p>0.137615679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7522618389701" calcext:value-type="float">
            <text:p>0.137522618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37417127443154" calcext:value-type="float">
            <text:p>0.13741712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37405549167102" calcext:value-type="float">
            <text:p>0.13740554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7399639416379" calcext:value-type="float">
            <text:p>0.13739963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37290367599649" calcext:value-type="float">
            <text:p>0.13729036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7223300373076" calcext:value-type="float">
            <text:p>0.13722330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37198442664273" calcext:value-type="float">
            <text:p>0.13719844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37166490888679" calcext:value-type="float">
            <text:p>0.13716649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3708569413136" calcext:value-type="float">
            <text:p>0.13708569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37085153491649" calcext:value-type="float">
            <text:p>0.13708515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37071657248999" calcext:value-type="float">
            <text:p>0.13707165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37046242712754" calcext:value-type="float">
            <text:p>0.13704624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6989582524365" calcext:value-type="float">
            <text:p>0.13698958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36904491464323" calcext:value-type="float">
            <text:p>0.13690449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36830832726858" calcext:value-type="float">
            <text:p>0.13683083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676033087549" calcext:value-type="float">
            <text:p>0.13676033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136731180969575" calcext:value-type="float">
            <text:p>0.136731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36721718637299" calcext:value-type="float">
            <text:p>0.136721718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36668347297922" calcext:value-type="float">
            <text:p>0.13666834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3659184669805" calcext:value-type="float">
            <text:p>0.136591846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36566008390583" calcext:value-type="float">
            <text:p>0.13656600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36564425711327" calcext:value-type="float">
            <text:p>0.13656442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6552607403125" calcext:value-type="float">
            <text:p>0.13655260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3653550152836" calcext:value-type="float">
            <text:p>0.13653550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65077855205" calcext:value-type="float">
            <text:p>0.13650778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36477141575646" calcext:value-type="float">
            <text:p>0.13647714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3645486699133" calcext:value-type="float">
            <text:p>0.1364548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36396780948533" calcext:value-type="float">
            <text:p>0.13639678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36368276071357" calcext:value-type="float">
            <text:p>0.13636827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36347411626136" calcext:value-type="float">
            <text:p>0.13634741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6144902577738" calcext:value-type="float">
            <text:p>0.13614490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6140675085522" calcext:value-type="float">
            <text:p>0.13614067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6139177265964" calcext:value-type="float">
            <text:p>0.13613917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6108409768007" calcext:value-type="float">
            <text:p>0.13610840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36091040012824" calcext:value-type="float">
            <text:p>0.136091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36071292895553" calcext:value-type="float">
            <text:p>0.13607129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36070363767121" calcext:value-type="float">
            <text:p>0.13607036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602036108115" calcext:value-type="float">
            <text:p>0.13602036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6001926274257" calcext:value-type="float">
            <text:p>0.13600192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35995769115785" calcext:value-type="float">
            <text:p>0.13599576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35987955477707" calcext:value-type="float">
            <text:p>0.13598795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35945743547672" calcext:value-type="float">
            <text:p>0.13594574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3594362417393" calcext:value-type="float">
            <text:p>0.13594362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35933076990401" calcext:value-type="float">
            <text:p>0.13593307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5911564811282" calcext:value-type="float">
            <text:p>0.13591156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35884932217162" calcext:value-type="float">
            <text:p>0.13588493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35832355001438" calcext:value-type="float">
            <text:p>0.1358323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35820905134604" calcext:value-type="float">
            <text:p>0.13582090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35807805443745" calcext:value-type="float">
            <text:p>0.13580780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35800234302958" calcext:value-type="float">
            <text:p>0.13580023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5749616737171" calcext:value-type="float">
            <text:p>0.13574961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35738664336226" calcext:value-type="float">
            <text:p>0.13573866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35682195416677" calcext:value-type="float">
            <text:p>0.13568219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356391288406" calcext:value-type="float">
            <text:p>0.13563912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5608038178091" calcext:value-type="float">
            <text:p>0.13560803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35607073890594" calcext:value-type="float">
            <text:p>0.13560707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35582616988725" calcext:value-type="float">
            <text:p>0.1355826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35570166995141" calcext:value-type="float">
            <text:p>0.1355701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5554800758649" calcext:value-type="float">
            <text:p>0.13555480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35544689336152" calcext:value-type="float">
            <text:p>0.13554468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5507391601396" calcext:value-type="float">
            <text:p>0.13550739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3550352743557" calcext:value-type="float">
            <text:p>0.135503527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5434885551412" calcext:value-type="float">
            <text:p>0.13543488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5386739617676" calcext:value-type="float">
            <text:p>0.13538673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35369373755772" calcext:value-type="float">
            <text:p>0.13536937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35364319535654" calcext:value-type="float">
            <text:p>0.13536431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35347057935739" calcext:value-type="float">
            <text:p>0.13534705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35316782805077" calcext:value-type="float">
            <text:p>0.13531678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35313267546009" calcext:value-type="float">
            <text:p>0.13531326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35288389966061" calcext:value-type="float">
            <text:p>0.135288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5240038219468" calcext:value-type="float">
            <text:p>0.135240038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35215359254785" calcext:value-type="float">
            <text:p>0.135215359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3518624718153" calcext:value-type="float">
            <text:p>0.135186247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35072328196296" calcext:value-type="float">
            <text:p>0.13507232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5012199743635" calcext:value-type="float">
            <text:p>0.13501219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34969650846315" calcext:value-type="float">
            <text:p>0.13496965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34950151600052" calcext:value-type="float">
            <text:p>0.13495015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34944564046324" calcext:value-type="float">
            <text:p>0.13494456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4890128805013" calcext:value-type="float">
            <text:p>0.13489012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4846880784365" calcext:value-type="float">
            <text:p>0.13484688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3479425268631" calcext:value-type="float">
            <text:p>0.13479425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4730253475639" calcext:value-type="float">
            <text:p>0.13473025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4673776673732" calcext:value-type="float">
            <text:p>0.13467377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34616938504437" calcext:value-type="float">
            <text:p>0.13461693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34511765918676" calcext:value-type="float">
            <text:p>0.13451176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34447352988061" calcext:value-type="float">
            <text:p>0.1344473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34416103132529" calcext:value-type="float">
            <text:p>0.13441610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3918554173324" calcext:value-type="float">
            <text:p>0.13391855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33701582206447" calcext:value-type="float">
            <text:p>0.133701582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32816811061768" calcext:value-type="float">
            <text:p>0.13281681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3221590704868" calcext:value-type="float">
            <text:p>0.1322159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32061817625779" calcext:value-type="float">
            <text:p>0.13206181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31749711066636" calcext:value-type="float">
            <text:p>0.13174971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31652337886643" calcext:value-type="float">
            <text:p>0.13165233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31608284581068" calcext:value-type="float">
            <text:p>0.131608284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1603062650782" calcext:value-type="float">
            <text:p>0.13160306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31590852266823" calcext:value-type="float">
            <text:p>0.13159085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31510243153175" calcext:value-type="float">
            <text:p>0.131510243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31488644545245" calcext:value-type="float">
            <text:p>0.13148864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31328511600085" calcext:value-type="float">
            <text:p>0.13132851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31086129769425" calcext:value-type="float">
            <text:p>0.13108612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31018840743083" calcext:value-type="float">
            <text:p>0.131018840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3090341715715" calcext:value-type="float">
            <text:p>0.13090341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30810256511957" calcext:value-type="float">
            <text:p>0.13081025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30589452282329" calcext:value-type="float">
            <text:p>0.13058945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30573766414816" calcext:value-type="float">
            <text:p>0.13057376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30529230014057" calcext:value-type="float">
            <text:p>0.130529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30512145202626" calcext:value-type="float">
            <text:p>0.130512145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0447569555285" calcext:value-type="float">
            <text:p>0.13044756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30405247884295" calcext:value-type="float">
            <text:p>0.13040524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30356542666811" calcext:value-type="float">
            <text:p>0.13035654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30329157087089" calcext:value-type="float">
            <text:p>0.13032915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30262884032721" calcext:value-type="float">
            <text:p>0.1302628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30094419679781" calcext:value-type="float">
            <text:p>0.130094419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29929037416085" calcext:value-type="float">
            <text:p>0.12992903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29884986109127" calcext:value-type="float">
            <text:p>0.129884986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9726985639985" calcext:value-type="float">
            <text:p>0.12972698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29715428342539" calcext:value-type="float">
            <text:p>0.129715428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129621226898449" calcext:value-type="float">
            <text:p>0.129621226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2958950443857" calcext:value-type="float">
            <text:p>0.129589504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29454381547383" calcext:value-type="float">
            <text:p>0.12945438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29415326139146" calcext:value-type="float">
            <text:p>0.129415326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29359604620515" calcext:value-type="float">
            <text:p>0.12935960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29232647355416" calcext:value-type="float">
            <text:p>0.12923264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29212025150671" calcext:value-type="float">
            <text:p>0.12921202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129159293687459" calcext:value-type="float">
            <text:p>0.12915929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28955143680827" calcext:value-type="float">
            <text:p>0.12895514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28941777274845" calcext:value-type="float">
            <text:p>0.12894177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128867185029906" calcext:value-type="float">
            <text:p>0.1288671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12878099310654" calcext:value-type="float">
            <text:p>0.12878099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28767405494396" calcext:value-type="float">
            <text:p>0.12876740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28722613565022" calcext:value-type="float">
            <text:p>0.12872261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12850917000508" calcext:value-type="float">
            <text:p>0.128509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128469021327324" calcext:value-type="float">
            <text:p>0.12846902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128463040137738" calcext:value-type="float">
            <text:p>0.1284630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28447811287236" calcext:value-type="float">
            <text:p>0.12844781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28384835709497" calcext:value-type="float">
            <text:p>0.128384835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8221362964039" calcext:value-type="float">
            <text:p>0.1282213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28174019404167" calcext:value-type="float">
            <text:p>0.12817401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28142936188126" calcext:value-type="float">
            <text:p>0.128142936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28037065655801" calcext:value-type="float">
            <text:p>0.12803706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2781670318814" calcext:value-type="float">
            <text:p>0.12781670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127769152250796" calcext:value-type="float">
            <text:p>0.127769152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27765206515261" calcext:value-type="float">
            <text:p>0.127765206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127568960242597" calcext:value-type="float">
            <text:p>0.12756896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27566949752395" calcext:value-type="float">
            <text:p>0.12756694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27519144744413" calcext:value-type="float">
            <text:p>0.12751914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127448085263493" calcext:value-type="float">
            <text:p>0.12744808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127325499495839" calcext:value-type="float">
            <text:p>0.127325499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27236098549613" calcext:value-type="float">
            <text:p>0.12723609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27151495735605" calcext:value-type="float">
            <text:p>0.12715149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26658750269618" calcext:value-type="float">
            <text:p>0.126658750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25764516587874" calcext:value-type="float">
            <text:p>0.12576451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125341900277785" calcext:value-type="float">
            <text:p>0.12534190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25181320051627" calcext:value-type="float">
            <text:p>0.12518132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25023947813631" calcext:value-type="float">
            <text:p>0.12502394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2499956067643" calcext:value-type="float">
            <text:p>0.12499956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24944971041114" calcext:value-type="float">
            <text:p>0.1249449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24862346757608" calcext:value-type="float">
            <text:p>0.12486234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24818389840925" calcext:value-type="float">
            <text:p>0.124818389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24771880726099" calcext:value-type="float">
            <text:p>0.12477188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24769107175904" calcext:value-type="float">
            <text:p>0.12476910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124763508077481" calcext:value-type="float">
            <text:p>0.124763508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12473236488815" calcext:value-type="float">
            <text:p>0.124732364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24659535261947" calcext:value-type="float">
            <text:p>0.124659535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24612205722324" calcext:value-type="float">
            <text:p>0.12461220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24605971597299" calcext:value-type="float">
            <text:p>0.12460597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124591578263884" calcext:value-type="float">
            <text:p>0.124591578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124545592685046" calcext:value-type="float">
            <text:p>0.12454559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124476915642523" calcext:value-type="float">
            <text:p>0.124476915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24476435317079" calcext:value-type="float">
            <text:p>0.124476435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124460075466877" calcext:value-type="float">
            <text:p>0.12446007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4446040023056" calcext:value-type="float">
            <text:p>0.1244460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124439908627155" calcext:value-type="float">
            <text:p>0.124439908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24420790578939" calcext:value-type="float">
            <text:p>0.12442079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124413436607567" calcext:value-type="float">
            <text:p>0.124413436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2441051656286" calcext:value-type="float">
            <text:p>0.124410516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24408494440448" calcext:value-type="float">
            <text:p>0.12440849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24364133898259" calcext:value-type="float">
            <text:p>0.12436413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124352971167195" calcext:value-type="float">
            <text:p>0.12435297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2433767768007" calcext:value-type="float">
            <text:p>0.12433767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24327013232781" calcext:value-type="float">
            <text:p>0.12432701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2431645761278" calcext:value-type="float">
            <text:p>0.124316457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24306144179846" calcext:value-type="float">
            <text:p>0.12430614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24285286530845" calcext:value-type="float">
            <text:p>0.12428528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24273124070673" calcext:value-type="float">
            <text:p>0.124273124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24248096174649" calcext:value-type="float">
            <text:p>0.124248096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124234056551821" calcext:value-type="float">
            <text:p>0.12423405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24228571075057" calcext:value-type="float">
            <text:p>0.12422857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124227087000538" calcext:value-type="float">
            <text:p>0.12422708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124223258092116" calcext:value-type="float">
            <text:p>0.124223258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124217680648784" calcext:value-type="float">
            <text:p>0.124217680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124209896418209" calcext:value-type="float">
            <text:p>0.124209896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24205594491803" calcext:value-type="float">
            <text:p>0.124205594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24198503398119" calcext:value-type="float">
            <text:p>0.12419850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4186713266642" calcext:value-type="float">
            <text:p>0.12418671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24184600666652" calcext:value-type="float">
            <text:p>0.124184600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24176061305749" calcext:value-type="float">
            <text:p>0.12417606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124160072878593" calcext:value-type="float">
            <text:p>0.12416007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124140904602251" calcext:value-type="float">
            <text:p>0.124140904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24118862067256" calcext:value-type="float">
            <text:p>0.124118862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24108047457237" calcext:value-type="float">
            <text:p>0.124108047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124106303785081" calcext:value-type="float">
            <text:p>0.12410630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24103577984839" calcext:value-type="float">
            <text:p>0.1241035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124098710981653" calcext:value-type="float">
            <text:p>0.1240987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24094075160858" calcext:value-type="float">
            <text:p>0.124094075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24090614929684" calcext:value-type="float">
            <text:p>0.124090614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124069262385757" calcext:value-type="float">
            <text:p>0.12406926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124066842741114" calcext:value-type="float">
            <text:p>0.124066842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124056840615104" calcext:value-type="float">
            <text:p>0.12405684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124055205854073" calcext:value-type="float">
            <text:p>0.12405520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124017134805722" calcext:value-type="float">
            <text:p>0.124017134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124013794683537" calcext:value-type="float">
            <text:p>0.12401379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23981795867938" calcext:value-type="float">
            <text:p>0.123981795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123971306828491" calcext:value-type="float">
            <text:p>0.12397130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123951023000426" calcext:value-type="float">
            <text:p>0.1239510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12394604571113" calcext:value-type="float">
            <text:p>0.123946045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12393896839852" calcext:value-type="float">
            <text:p>0.12393896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123937680881065" calcext:value-type="float">
            <text:p>0.12393768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123928824662885" calcext:value-type="float">
            <text:p>0.123928824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23925623099456" calcext:value-type="float">
            <text:p>0.12392562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23914819881089" calcext:value-type="float">
            <text:p>0.123914819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123905180785735" calcext:value-type="float">
            <text:p>0.12390518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23904953651258" calcext:value-type="float">
            <text:p>0.12390495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23904149488295" calcext:value-type="float">
            <text:p>0.123904149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123893851204682" calcext:value-type="float">
            <text:p>0.12389385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23888125585895" calcext:value-type="float">
            <text:p>0.12388812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123878317169865" calcext:value-type="float">
            <text:p>0.123878317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2387669543074" calcext:value-type="float">
            <text:p>0.12387669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23871179848418" calcext:value-type="float">
            <text:p>0.12387117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3870640689119" calcext:value-type="float">
            <text:p>0.123870640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123864054970169" calcext:value-type="float">
            <text:p>0.12386405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123861195577212" calcext:value-type="float">
            <text:p>0.12386119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12385773147416" calcext:value-type="float">
            <text:p>0.12385773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23857101576823" calcext:value-type="float">
            <text:p>0.12385710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123854202926373" calcext:value-type="float">
            <text:p>0.123854202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23849730246413" calcext:value-type="float">
            <text:p>0.123849730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123848171438479" calcext:value-type="float">
            <text:p>0.12384817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3820848994038" calcext:value-type="float">
            <text:p>0.12382084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23809426327476" calcext:value-type="float">
            <text:p>0.12380942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23807530681779" calcext:value-type="float">
            <text:p>0.12380753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123803362617821" calcext:value-type="float">
            <text:p>0.12380336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23802778648834" calcext:value-type="float">
            <text:p>0.123802778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123802657727769" calcext:value-type="float">
            <text:p>0.123802657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123788217615606" calcext:value-type="float">
            <text:p>0.123788217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2378067631074" calcext:value-type="float">
            <text:p>0.123780676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2377888316151" calcext:value-type="float">
            <text:p>0.12377888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123776280538842" calcext:value-type="float">
            <text:p>0.12377628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23773316504869" calcext:value-type="float">
            <text:p>0.123773316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23767308783684" calcext:value-type="float">
            <text:p>0.123767308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123764667309263" calcext:value-type="float">
            <text:p>0.123764667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2376212250524" calcext:value-type="float">
            <text:p>0.12376212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123750440438201" calcext:value-type="float">
            <text:p>0.12375044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123749353546506" calcext:value-type="float">
            <text:p>0.12374935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23745817869031" calcext:value-type="float">
            <text:p>0.123745817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23742607751155" calcext:value-type="float">
            <text:p>0.123742607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23740561831234" calcext:value-type="float">
            <text:p>0.12374056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23728390421322" calcext:value-type="float">
            <text:p>0.12372839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23727282117834" calcext:value-type="float">
            <text:p>0.123727282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123718861053036" calcext:value-type="float">
            <text:p>0.12371886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123716162649608" calcext:value-type="float">
            <text:p>0.12371616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23713254269261" calcext:value-type="float">
            <text:p>0.123713254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123712916248417" calcext:value-type="float">
            <text:p>0.123712916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123710799430148" calcext:value-type="float">
            <text:p>0.123710799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23709189556426" calcext:value-type="float">
            <text:p>0.12370918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23708812944747" calcext:value-type="float">
            <text:p>0.123708812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23705060025436" calcext:value-type="float">
            <text:p>0.1237050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23700464254635" calcext:value-type="float">
            <text:p>0.123700464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123698787162787" calcext:value-type="float">
            <text:p>0.123698787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2369711908209" calcext:value-type="float">
            <text:p>0.123697119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23694996029815" calcext:value-type="float">
            <text:p>0.1236949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23693608899835" calcext:value-type="float">
            <text:p>0.123693608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2369208264773" calcext:value-type="float">
            <text:p>0.12369208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23687948005565" calcext:value-type="float">
            <text:p>0.12368794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123681961342669" calcext:value-type="float">
            <text:p>0.12368196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23676330556914" calcext:value-type="float">
            <text:p>0.12367633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123671331137585" calcext:value-type="float">
            <text:p>0.12367133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23663930436558" calcext:value-type="float">
            <text:p>0.123663930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123659364399611" calcext:value-type="float">
            <text:p>0.1236593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23658130564157" calcext:value-type="float">
            <text:p>0.123658130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12365426973871" calcext:value-type="float">
            <text:p>0.123654269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23652609038605" calcext:value-type="float">
            <text:p>0.1236526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23649425857281" calcext:value-type="float">
            <text:p>0.12364942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23646014709687" calcext:value-type="float">
            <text:p>0.123646014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123635423814826" calcext:value-type="float">
            <text:p>0.12363542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23634149752518" calcext:value-type="float">
            <text:p>0.123634149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123627491293345" calcext:value-type="float">
            <text:p>0.12362749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123620440607009" calcext:value-type="float">
            <text:p>0.12362044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23619436402538" calcext:value-type="float">
            <text:p>0.12361943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23612213551831" calcext:value-type="float">
            <text:p>0.123612213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23611715123127" calcext:value-type="float">
            <text:p>0.12361171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23606005762831" calcext:value-type="float">
            <text:p>0.123606005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123598410697368" calcext:value-type="float">
            <text:p>0.123598410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23597827855419" calcext:value-type="float">
            <text:p>0.12359782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123585819798903" calcext:value-type="float">
            <text:p>0.12358581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123583494139815" calcext:value-type="float">
            <text:p>0.123583494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123582031874866" calcext:value-type="float">
            <text:p>0.123582031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23578555111412" calcext:value-type="float">
            <text:p>0.123578555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23577421885653" calcext:value-type="float">
            <text:p>0.1235774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12357620411287" calcext:value-type="float">
            <text:p>0.12357620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123572893780594" calcext:value-type="float">
            <text:p>0.123572893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2356955202447" calcext:value-type="float">
            <text:p>0.1235695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123563738784584" calcext:value-type="float">
            <text:p>0.12356373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123561644533769" calcext:value-type="float">
            <text:p>0.123561644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123554521980115" calcext:value-type="float">
            <text:p>0.12355452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23552708008766" calcext:value-type="float">
            <text:p>0.1235527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123551845452339" calcext:value-type="float">
            <text:p>0.12355184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23547737024456" calcext:value-type="float">
            <text:p>0.12354773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23535226074818" calcext:value-type="float">
            <text:p>0.123535226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23534395569155" calcext:value-type="float">
            <text:p>0.123534395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23523562665038" calcext:value-type="float">
            <text:p>0.12352356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23509586471462" calcext:value-type="float">
            <text:p>0.12350958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23506932515898" calcext:value-type="float">
            <text:p>0.12350693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23506524175976" calcext:value-type="float">
            <text:p>0.123506524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123504540172461" calcext:value-type="float">
            <text:p>0.12350454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123503913803384" calcext:value-type="float">
            <text:p>0.12350391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23495277738424" calcext:value-type="float">
            <text:p>0.123495277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12349443733713" calcext:value-type="float">
            <text:p>0.123494437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123487834731825" calcext:value-type="float">
            <text:p>0.123487834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123471532481755" calcext:value-type="float">
            <text:p>0.12347153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123469090459603" calcext:value-type="float">
            <text:p>0.12346909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123464166556956" calcext:value-type="float">
            <text:p>0.123464166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12346241000533" calcext:value-type="float">
            <text:p>0.1234624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23460919568587" calcext:value-type="float">
            <text:p>0.12346091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23460243450258" calcext:value-type="float">
            <text:p>0.123460243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123458616150034" calcext:value-type="float">
            <text:p>0.1234586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23457349771956" calcext:value-type="float">
            <text:p>0.123457349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123456797694436" calcext:value-type="float">
            <text:p>0.12345679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23448563278101" calcext:value-type="float">
            <text:p>0.123448563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23445349724693" calcext:value-type="float">
            <text:p>0.12344534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12344301087592" calcext:value-type="float">
            <text:p>0.123443010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3442142140787" calcext:value-type="float">
            <text:p>0.123442142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23436067399555" calcext:value-type="float">
            <text:p>0.123436067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123428752861469" calcext:value-type="float">
            <text:p>0.123428752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23422476309638" calcext:value-type="float">
            <text:p>0.123422476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123417336681461" calcext:value-type="float">
            <text:p>0.123417336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123408548566868" calcext:value-type="float">
            <text:p>0.12340854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23405697645139" calcext:value-type="float">
            <text:p>0.123405697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23399629886807" calcext:value-type="float">
            <text:p>0.123399629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23397831023355" calcext:value-type="float">
            <text:p>0.1233978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23391921240965" calcext:value-type="float">
            <text:p>0.123391921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123390489624223" calcext:value-type="float">
            <text:p>0.123390489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123388571642953" calcext:value-type="float">
            <text:p>0.12338857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123385425562337" calcext:value-type="float">
            <text:p>0.123385425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2337727055093" calcext:value-type="float">
            <text:p>0.123377270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23369833546088" calcext:value-type="float">
            <text:p>0.12336983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123366701965294" calcext:value-type="float">
            <text:p>0.12336670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123361409106882" calcext:value-type="float">
            <text:p>0.123361409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123360649865614" calcext:value-type="float">
            <text:p>0.123360649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123354446829971" calcext:value-type="float">
            <text:p>0.123354446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23349958609282" calcext:value-type="float">
            <text:p>0.123349958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123342481932245" calcext:value-type="float">
            <text:p>0.12334248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23339243157653" calcext:value-type="float">
            <text:p>0.123339243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23333510242815" calcext:value-type="float">
            <text:p>0.123333510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23332171970578" calcext:value-type="float">
            <text:p>0.12333217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23330559406629" calcext:value-type="float">
            <text:p>0.12333055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123328167917655" calcext:value-type="float">
            <text:p>0.123328167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23325236784943" calcext:value-type="float">
            <text:p>0.123325236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12332362200494" calcext:value-type="float">
            <text:p>0.1233236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123321999679924" calcext:value-type="float">
            <text:p>0.123321999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123319485764926" calcext:value-type="float">
            <text:p>0.12331948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123317919808096" calcext:value-type="float">
            <text:p>0.123317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23314429393051" calcext:value-type="float">
            <text:p>0.123314429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123313356216767" calcext:value-type="float">
            <text:p>0.123313356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23313075641213" calcext:value-type="float">
            <text:p>0.123313075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23307693582233" calcext:value-type="float">
            <text:p>0.12330769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23307273060808" calcext:value-type="float">
            <text:p>0.123307273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23307098420161" calcext:value-type="float">
            <text:p>0.12330709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23305701560092" calcext:value-type="float">
            <text:p>0.12330570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233051874403" calcext:value-type="float">
            <text:p>0.12330518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23301284244135" calcext:value-type="float">
            <text:p>0.123301284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123297995200147" calcext:value-type="float">
            <text:p>0.123297995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123296916159181" calcext:value-type="float">
            <text:p>0.123296916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123296251154669" calcext:value-type="float">
            <text:p>0.123296251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123296180312216" calcext:value-type="float">
            <text:p>0.123296180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123294363396032" calcext:value-type="float">
            <text:p>0.123294363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23293857983406" calcext:value-type="float">
            <text:p>0.12329385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123291527761068" calcext:value-type="float">
            <text:p>0.123291527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123285064090251" calcext:value-type="float">
            <text:p>0.12328506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23284595451888" calcext:value-type="float">
            <text:p>0.123284595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123282651750295" calcext:value-type="float">
            <text:p>0.12328265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23282139875975" calcext:value-type="float">
            <text:p>0.12328213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23281436585771" calcext:value-type="float">
            <text:p>0.123281436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23280732615384" calcext:value-type="float">
            <text:p>0.12328073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23277606733251" calcext:value-type="float">
            <text:p>0.12327760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2327650472164" calcext:value-type="float">
            <text:p>0.123276504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123273076008645" calcext:value-type="float">
            <text:p>0.12327307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23269109713911" calcext:value-type="float">
            <text:p>0.123269109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123264127100079" calcext:value-type="float">
            <text:p>0.12326412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123262279750403" calcext:value-type="float">
            <text:p>0.123262279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123262110865546" calcext:value-type="float">
            <text:p>0.12326211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23261575761209" calcext:value-type="float">
            <text:p>0.123261575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12326131451731" calcext:value-type="float">
            <text:p>0.12326131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326065061916" calcext:value-type="float">
            <text:p>0.123260650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123258764786678" calcext:value-type="float">
            <text:p>0.12325876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12325812165628" calcext:value-type="float">
            <text:p>0.12325812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23253217557898" calcext:value-type="float">
            <text:p>0.123253217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123251119003953" calcext:value-type="float">
            <text:p>0.12325111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123239401872597" calcext:value-type="float">
            <text:p>0.12323940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123238461816329" calcext:value-type="float">
            <text:p>0.12323846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23237409998041" calcext:value-type="float">
            <text:p>0.1232374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123234420386134" calcext:value-type="float">
            <text:p>0.12323442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3233691666244" calcext:value-type="float">
            <text:p>0.123233691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23233366593269" calcext:value-type="float">
            <text:p>0.123233366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23231859906605" calcext:value-type="float">
            <text:p>0.12323185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23230349579174" calcext:value-type="float">
            <text:p>0.12323034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23226915647226" calcext:value-type="float">
            <text:p>0.123226915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23224039592256" calcext:value-type="float">
            <text:p>0.123224039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123223309084793" calcext:value-type="float">
            <text:p>0.12322330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123222332422762" calcext:value-type="float">
            <text:p>0.12322233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23221924021089" calcext:value-type="float">
            <text:p>0.12322192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123220559699828" calcext:value-type="float">
            <text:p>0.123220559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23219074527783" calcext:value-type="float">
            <text:p>0.12321907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2321773173033" calcext:value-type="float">
            <text:p>0.12321773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23208400521732" calcext:value-type="float">
            <text:p>0.123208400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123203306847329" calcext:value-type="float">
            <text:p>0.123203306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123203306792463" calcext:value-type="float">
            <text:p>0.123203306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123202322196205" calcext:value-type="float">
            <text:p>0.123202322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12320182858762" calcext:value-type="float">
            <text:p>0.123201828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23201019466988" calcext:value-type="float">
            <text:p>0.12320101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3199344242018" calcext:value-type="float">
            <text:p>0.12319934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123196752071955" calcext:value-type="float">
            <text:p>0.12319675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123194226377062" calcext:value-type="float">
            <text:p>0.123194226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2318877719938" calcext:value-type="float">
            <text:p>0.123188777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123187120796977" calcext:value-type="float">
            <text:p>0.12318712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23178571802905" calcext:value-type="float">
            <text:p>0.12317857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123177163669807" calcext:value-type="float">
            <text:p>0.123177163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23174383739247" calcext:value-type="float">
            <text:p>0.12317438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123171821500399" calcext:value-type="float">
            <text:p>0.12317182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123168835185208" calcext:value-type="float">
            <text:p>0.123168835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123165002337934" calcext:value-type="float">
            <text:p>0.123165002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2316380052267" calcext:value-type="float">
            <text:p>0.12316380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23159560286961" calcext:value-type="float">
            <text:p>0.123159560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123158371911953" calcext:value-type="float">
            <text:p>0.12315837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123158206487962" calcext:value-type="float">
            <text:p>0.12315820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23157512624273" calcext:value-type="float">
            <text:p>0.123157512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123153212316824" calcext:value-type="float">
            <text:p>0.12315321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2315200919349" calcext:value-type="float">
            <text:p>0.123152009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12315166217296" calcext:value-type="float">
            <text:p>0.12315166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123151566750828" calcext:value-type="float">
            <text:p>0.123151566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123139341678746" calcext:value-type="float">
            <text:p>0.12313934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123137278913585" calcext:value-type="float">
            <text:p>0.123137278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123134629801699" calcext:value-type="float">
            <text:p>0.12313462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123133567475426" calcext:value-type="float">
            <text:p>0.123133567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123129701571056" calcext:value-type="float">
            <text:p>0.123129701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123126188302191" calcext:value-type="float">
            <text:p>0.123126188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23125970112236" calcext:value-type="float">
            <text:p>0.123125970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123120724502523" calcext:value-type="float">
            <text:p>0.123120724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123120044741693" calcext:value-type="float">
            <text:p>0.12312004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23118698720899" calcext:value-type="float">
            <text:p>0.123118698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23114377009569" calcext:value-type="float">
            <text:p>0.12311437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23112477975789" calcext:value-type="float">
            <text:p>0.1231124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23110186082878" calcext:value-type="float">
            <text:p>0.12311018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23099688730764" calcext:value-type="float">
            <text:p>0.12309968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23097099844012" calcext:value-type="float">
            <text:p>0.123097099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123096523354627" calcext:value-type="float">
            <text:p>0.123096523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123095557167575" calcext:value-type="float">
            <text:p>0.123095557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123094239501404" calcext:value-type="float">
            <text:p>0.123094239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123094059701885" calcext:value-type="float">
            <text:p>0.12309405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123093789847737" calcext:value-type="float">
            <text:p>0.123093789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12309247493503" calcext:value-type="float">
            <text:p>0.12309247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123084034588867" calcext:value-type="float">
            <text:p>0.123084034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123081454017306" calcext:value-type="float">
            <text:p>0.12308145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123080326565674" calcext:value-type="float">
            <text:p>0.123080326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23078442891698" calcext:value-type="float">
            <text:p>0.12307844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23077751207666" calcext:value-type="float">
            <text:p>0.123077751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123076007863933" calcext:value-type="float">
            <text:p>0.123076007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23072750286129" calcext:value-type="float">
            <text:p>0.123072750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23067323140005" calcext:value-type="float">
            <text:p>0.123067323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1230669997551" calcext:value-type="float">
            <text:p>0.123066999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23064788647434" calcext:value-type="float">
            <text:p>0.12306478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23063874294424" calcext:value-type="float">
            <text:p>0.123063874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123062724373208" calcext:value-type="float">
            <text:p>0.12306272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23060132053769" calcext:value-type="float">
            <text:p>0.123060132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123060112936777" calcext:value-type="float">
            <text:p>0.123060112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123057211524984" calcext:value-type="float">
            <text:p>0.12305721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123055216534514" calcext:value-type="float">
            <text:p>0.123055216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123051104350206" calcext:value-type="float">
            <text:p>0.123051104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123049217837759" calcext:value-type="float">
            <text:p>0.123049217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23047968204975" calcext:value-type="float">
            <text:p>0.12304796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23043049846686" calcext:value-type="float">
            <text:p>0.123043049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12304157361759" calcext:value-type="float">
            <text:p>0.123041573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23041255867253" calcext:value-type="float">
            <text:p>0.12304125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23040168615031" calcext:value-type="float">
            <text:p>0.123040168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123038256586018" calcext:value-type="float">
            <text:p>0.123038256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123033976556328" calcext:value-type="float">
            <text:p>0.123033976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123032506308384" calcext:value-type="float">
            <text:p>0.123032506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123031776329106" calcext:value-type="float">
            <text:p>0.12303177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123030590535115" calcext:value-type="float">
            <text:p>0.12303059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23026259890621" calcext:value-type="float">
            <text:p>0.123026259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123025564087912" calcext:value-type="float">
            <text:p>0.12302556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123020762653253" calcext:value-type="float">
            <text:p>0.12302076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1230205192159" calcext:value-type="float">
            <text:p>0.123020519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12301791097417" calcext:value-type="float">
            <text:p>0.12301791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2301025004374" calcext:value-type="float">
            <text:p>0.1230102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122999760286756" calcext:value-type="float">
            <text:p>0.12299976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122990466664347" calcext:value-type="float">
            <text:p>0.122990466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122989255094841" calcext:value-type="float">
            <text:p>0.12298925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22987698820882" calcext:value-type="float">
            <text:p>0.122987698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122987262922672" calcext:value-type="float">
            <text:p>0.122987262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22986462802009" calcext:value-type="float">
            <text:p>0.12298646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122981891356901" calcext:value-type="float">
            <text:p>0.122981891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122977476104537" calcext:value-type="float">
            <text:p>0.122977476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122976728754442" calcext:value-type="float">
            <text:p>0.12297672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22972361829521" calcext:value-type="float">
            <text:p>0.1229723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22971155957856" calcext:value-type="float">
            <text:p>0.1229711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22969645692418" calcext:value-type="float">
            <text:p>0.12296964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122966226093881" calcext:value-type="float">
            <text:p>0.122966226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122964999441892" calcext:value-type="float">
            <text:p>0.122964999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122962539590504" calcext:value-type="float">
            <text:p>0.12296253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122962377648726" calcext:value-type="float">
            <text:p>0.12296237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22961833484263" calcext:value-type="float">
            <text:p>0.12296183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122961020003195" calcext:value-type="float">
            <text:p>0.122961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22956892097371" calcext:value-type="float">
            <text:p>0.122956892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122955557414217" calcext:value-type="float">
            <text:p>0.122955557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122953678849962" calcext:value-type="float">
            <text:p>0.12295367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22949483811102" calcext:value-type="float">
            <text:p>0.12294948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22947610735383" calcext:value-type="float">
            <text:p>0.12294761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122946328175794" calcext:value-type="float">
            <text:p>0.122946328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122943066991752" calcext:value-type="float">
            <text:p>0.1229430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122942850853098" calcext:value-type="float">
            <text:p>0.12294285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22942663508106" calcext:value-type="float">
            <text:p>0.12294266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122939288373178" calcext:value-type="float">
            <text:p>0.122939288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22938475705135" calcext:value-type="float">
            <text:p>0.122938475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22938467740534" calcext:value-type="float">
            <text:p>0.122938467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22938246643268" calcext:value-type="float">
            <text:p>0.122938246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22938192865124" calcext:value-type="float">
            <text:p>0.122938192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122929628710667" calcext:value-type="float">
            <text:p>0.122929628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122928375608043" calcext:value-type="float">
            <text:p>0.122928375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122927346093168" calcext:value-type="float">
            <text:p>0.122927346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22926962609463" calcext:value-type="float">
            <text:p>0.12292696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22926310336943" calcext:value-type="float">
            <text:p>0.122926310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12292414121855" calcext:value-type="float">
            <text:p>0.12292414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22921791515719" calcext:value-type="float">
            <text:p>0.12292179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2920428030848" calcext:value-type="float">
            <text:p>0.12292042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122919458197935" calcext:value-type="float">
            <text:p>0.122919458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122917329571261" calcext:value-type="float">
            <text:p>0.12291732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229156753043" calcext:value-type="float">
            <text:p>0.12291567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22914812808534" calcext:value-type="float">
            <text:p>0.122914812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122909583091823" calcext:value-type="float">
            <text:p>0.12290958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122909574261459" calcext:value-type="float">
            <text:p>0.122909574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122909548845775" calcext:value-type="float">
            <text:p>0.122909548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12290857760268" calcext:value-type="float">
            <text:p>0.122908577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122907832161517" calcext:value-type="float">
            <text:p>0.12290783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22907740099311" calcext:value-type="float">
            <text:p>0.122907740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122903254004603" calcext:value-type="float">
            <text:p>0.12290325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122902886702698" calcext:value-type="float">
            <text:p>0.122902886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122902566192533" calcext:value-type="float">
            <text:p>0.12290256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22899093766169" calcext:value-type="float">
            <text:p>0.122899093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122896671414827" calcext:value-type="float">
            <text:p>0.12289667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22895877548428" calcext:value-type="float">
            <text:p>0.122895877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122894443076422" calcext:value-type="float">
            <text:p>0.12289444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122893191723023" calcext:value-type="float">
            <text:p>0.12289319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122889016129343" calcext:value-type="float">
            <text:p>0.122889016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122884834524525" calcext:value-type="float">
            <text:p>0.122884834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122882388789032" calcext:value-type="float">
            <text:p>0.122882388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2879178521831" calcext:value-type="float">
            <text:p>0.12287917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22878267205073" calcext:value-type="float">
            <text:p>0.12287826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22874753868497" calcext:value-type="float">
            <text:p>0.122874753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22872868723909" calcext:value-type="float">
            <text:p>0.122872868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122872068079747" calcext:value-type="float">
            <text:p>0.122872068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12287107594088" calcext:value-type="float">
            <text:p>0.122871075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122868850862669" calcext:value-type="float">
            <text:p>0.122868850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122867672512133" calcext:value-type="float">
            <text:p>0.12286767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122867465750286" calcext:value-type="float">
            <text:p>0.122867465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122862768700463" calcext:value-type="float">
            <text:p>0.12286276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22861629989881" calcext:value-type="float">
            <text:p>0.1228616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122859231027377" calcext:value-type="float">
            <text:p>0.12285923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122858206384287" calcext:value-type="float">
            <text:p>0.122858206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122857918931638" calcext:value-type="float">
            <text:p>0.12285791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22854462984922" calcext:value-type="float">
            <text:p>0.1228544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22853497767755" calcext:value-type="float">
            <text:p>0.122853497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122853282852419" calcext:value-type="float">
            <text:p>0.12285328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2285238077876" calcext:value-type="float">
            <text:p>0.12285238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122850058484272" calcext:value-type="float">
            <text:p>0.122850058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122849148044918" calcext:value-type="float">
            <text:p>0.1228491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22846635885862" calcext:value-type="float">
            <text:p>0.122846635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12284503639506" calcext:value-type="float">
            <text:p>0.122845036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22840353676736" calcext:value-type="float">
            <text:p>0.122840353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22839500677855" calcext:value-type="float">
            <text:p>0.122839500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22831193232496" calcext:value-type="float">
            <text:p>0.122831193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122830610842539" calcext:value-type="float">
            <text:p>0.122830610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22828084753301" calcext:value-type="float">
            <text:p>0.12282808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22820042466381" calcext:value-type="float">
            <text:p>0.122820042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122819213329151" calcext:value-type="float">
            <text:p>0.12281921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22818604458355" calcext:value-type="float">
            <text:p>0.122818604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122816263585092" calcext:value-type="float">
            <text:p>0.122816263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122813889706429" calcext:value-type="float">
            <text:p>0.12281388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2810677919296" calcext:value-type="float">
            <text:p>0.122810677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122810350240929" calcext:value-type="float">
            <text:p>0.122810350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22809803786849" calcext:value-type="float">
            <text:p>0.122809803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122807983026377" calcext:value-type="float">
            <text:p>0.12280798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22807236887375" calcext:value-type="float">
            <text:p>0.122807236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122803016493594" calcext:value-type="float">
            <text:p>0.122803016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22800919538466" calcext:value-type="float">
            <text:p>0.122800919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122796495711831" calcext:value-type="float">
            <text:p>0.122796495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122795354737174" calcext:value-type="float">
            <text:p>0.12279535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22790454437505" calcext:value-type="float">
            <text:p>0.122790454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122786291741807" calcext:value-type="float">
            <text:p>0.12278629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2278307151961" calcext:value-type="float">
            <text:p>0.122783071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122780068559913" calcext:value-type="float">
            <text:p>0.122780068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122778215702863" calcext:value-type="float">
            <text:p>0.122778215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12277629670554" calcext:value-type="float">
            <text:p>0.122776296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2277135296887" calcext:value-type="float">
            <text:p>0.1227713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122770383046352" calcext:value-type="float">
            <text:p>0.12277038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122762776411474" calcext:value-type="float">
            <text:p>0.122762776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12275665596043" calcext:value-type="float">
            <text:p>0.12275665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12274817361909" calcext:value-type="float">
            <text:p>0.122748173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22746952658076" calcext:value-type="float">
            <text:p>0.12274695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22746496565483" calcext:value-type="float">
            <text:p>0.1227464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122743413635253" calcext:value-type="float">
            <text:p>0.12274341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122741055515953" calcext:value-type="float">
            <text:p>0.122741055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122740401314524" calcext:value-type="float">
            <text:p>0.12274040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122739705310175" calcext:value-type="float">
            <text:p>0.12273970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122738920405043" calcext:value-type="float">
            <text:p>0.122738920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122737740937953" calcext:value-type="float">
            <text:p>0.122737740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122731044329709" calcext:value-type="float">
            <text:p>0.12273104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22727520644714" calcext:value-type="float">
            <text:p>0.122727520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22722281294076" calcext:value-type="float">
            <text:p>0.12272228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1227219511952" calcext:value-type="float">
            <text:p>0.1227219512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122720834189225" calcext:value-type="float">
            <text:p>0.12272083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22717266791248" calcext:value-type="float">
            <text:p>0.122717266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22716192099853" calcext:value-type="float">
            <text:p>0.12271619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2271588663687" calcext:value-type="float">
            <text:p>0.12271588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12271573952679" calcext:value-type="float">
            <text:p>0.12271573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2271522448579" calcext:value-type="float">
            <text:p>0.122715224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122713307942649" calcext:value-type="float">
            <text:p>0.122713307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22709132150307" calcext:value-type="float">
            <text:p>0.12270913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122706318476709" calcext:value-type="float">
            <text:p>0.12270631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22700389653571" calcext:value-type="float">
            <text:p>0.122700389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122699974724536" calcext:value-type="float">
            <text:p>0.122699974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122699042841793" calcext:value-type="float">
            <text:p>0.122699042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122694741838833" calcext:value-type="float">
            <text:p>0.122694741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122694070971839" calcext:value-type="float">
            <text:p>0.12269407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122691781686762" calcext:value-type="float">
            <text:p>0.122691781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22690167480035" calcext:value-type="float">
            <text:p>0.122690167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122683861359548" calcext:value-type="float">
            <text:p>0.12268386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22682546902194" calcext:value-type="float">
            <text:p>0.1226825469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122681890957344" calcext:value-type="float">
            <text:p>0.12268189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122681727335212" calcext:value-type="float">
            <text:p>0.122681727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122673833972151" calcext:value-type="float">
            <text:p>0.12267383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22671396336079" calcext:value-type="float">
            <text:p>0.12267139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22669770742712" calcext:value-type="float">
            <text:p>0.12266977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22663319041881" calcext:value-type="float">
            <text:p>0.1226633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22662781799166" calcext:value-type="float">
            <text:p>0.12266278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22656482513666" calcext:value-type="float">
            <text:p>0.12265648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122655947107872" calcext:value-type="float">
            <text:p>0.12265594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122655412223077" calcext:value-type="float">
            <text:p>0.122655412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122654990014285" calcext:value-type="float">
            <text:p>0.122654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122653889443663" calcext:value-type="float">
            <text:p>0.122653889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22649271072217" calcext:value-type="float">
            <text:p>0.122649271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122646769602425" calcext:value-type="float">
            <text:p>0.122646769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22644469080115" calcext:value-type="float">
            <text:p>0.122644469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122639050414073" calcext:value-type="float">
            <text:p>0.12263905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122638094715088" calcext:value-type="float">
            <text:p>0.12263809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122638006908275" calcext:value-type="float">
            <text:p>0.122638006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122637844795064" calcext:value-type="float">
            <text:p>0.12263784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22636512851865" calcext:value-type="float">
            <text:p>0.122636512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122629069684793" calcext:value-type="float">
            <text:p>0.122629069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122625331690512" calcext:value-type="float">
            <text:p>0.12262533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122625018837964" calcext:value-type="float">
            <text:p>0.12262501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22621813357753" calcext:value-type="float">
            <text:p>0.122621813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122620822070679" calcext:value-type="float">
            <text:p>0.122620822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122612778278327" calcext:value-type="float">
            <text:p>0.122612778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22609646969126" calcext:value-type="float">
            <text:p>0.12260964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12260860724374" calcext:value-type="float">
            <text:p>0.122608607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122606728627115" calcext:value-type="float">
            <text:p>0.122606728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22605917875513" calcext:value-type="float">
            <text:p>0.12260591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122605586631255" calcext:value-type="float">
            <text:p>0.1226055866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122604877416211" calcext:value-type="float">
            <text:p>0.122604877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122603742913099" calcext:value-type="float">
            <text:p>0.122603742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122602391019052" calcext:value-type="float">
            <text:p>0.12260239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122596323251346" calcext:value-type="float">
            <text:p>0.122596323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22596098548296" calcext:value-type="float">
            <text:p>0.122596098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122591211394068" calcext:value-type="float">
            <text:p>0.122591211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22587656477561" calcext:value-type="float">
            <text:p>0.1225876565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122587120580373" calcext:value-type="float">
            <text:p>0.122587120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122586541848974" calcext:value-type="float">
            <text:p>0.122586541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122581752658807" calcext:value-type="float">
            <text:p>0.122581752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122580298885486" calcext:value-type="float">
            <text:p>0.122580298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122577314142114" calcext:value-type="float">
            <text:p>0.122577314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122571414313585" calcext:value-type="float">
            <text:p>0.12257141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22569944074187" calcext:value-type="float">
            <text:p>0.122569944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122568756727151" calcext:value-type="float">
            <text:p>0.122568756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122564780610008" calcext:value-type="float">
            <text:p>0.122564780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122564523121386" calcext:value-type="float">
            <text:p>0.122564523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122554363135617" calcext:value-type="float">
            <text:p>0.12255436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12255250760885" calcext:value-type="float">
            <text:p>0.12255250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22542251067766" calcext:value-type="float">
            <text:p>0.12254225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122541886255083" calcext:value-type="float">
            <text:p>0.122541886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122538673881557" calcext:value-type="float">
            <text:p>0.122538673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122533557375418" calcext:value-type="float">
            <text:p>0.122533557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12253344913665" calcext:value-type="float">
            <text:p>0.122533449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22530801960262" calcext:value-type="float">
            <text:p>0.12253080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22523348661614" calcext:value-type="float">
            <text:p>0.122523348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122520914063066" calcext:value-type="float">
            <text:p>0.122520914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122512506810057" calcext:value-type="float">
            <text:p>0.122512506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122511313804058" calcext:value-type="float">
            <text:p>0.122511313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22508311077491" calcext:value-type="float">
            <text:p>0.12250831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22505042350562" calcext:value-type="float">
            <text:p>0.122505042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122502095080441" calcext:value-type="float">
            <text:p>0.122502095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22498975071143" calcext:value-type="float">
            <text:p>0.12249897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22495803039298" calcext:value-type="float">
            <text:p>0.1224958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122493985409296" calcext:value-type="float">
            <text:p>0.122493985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2247846762249" calcext:value-type="float">
            <text:p>0.122478467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122477271506488" calcext:value-type="float">
            <text:p>0.12247727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122476841845567" calcext:value-type="float">
            <text:p>0.12247684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122474967792524" calcext:value-type="float">
            <text:p>0.122474967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22474547406253" calcext:value-type="float">
            <text:p>0.122474547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122473993887488" calcext:value-type="float">
            <text:p>0.122473993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22471486761786" calcext:value-type="float">
            <text:p>0.122471486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122470197196385" calcext:value-type="float">
            <text:p>0.12247019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22462720654641" calcext:value-type="float">
            <text:p>0.122462720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122462066650913" calcext:value-type="float">
            <text:p>0.122462066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122459180405444" calcext:value-type="float">
            <text:p>0.12245918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122458539081377" calcext:value-type="float">
            <text:p>0.122458539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122454359524695" calcext:value-type="float">
            <text:p>0.122454359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122454040653275" calcext:value-type="float">
            <text:p>0.122454040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122451026634798" calcext:value-type="float">
            <text:p>0.12245102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122445679440084" calcext:value-type="float">
            <text:p>0.12244567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22445232120321" calcext:value-type="float">
            <text:p>0.12244523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122442956649568" calcext:value-type="float">
            <text:p>0.122442956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122442524137696" calcext:value-type="float">
            <text:p>0.122442524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122440690565407" calcext:value-type="float">
            <text:p>0.12244069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122436202403249" calcext:value-type="float">
            <text:p>0.12243620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122434271240391" calcext:value-type="float">
            <text:p>0.12243427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22431969404017" calcext:value-type="float">
            <text:p>0.122431969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122429940498957" calcext:value-type="float">
            <text:p>0.12242994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122429785952333" calcext:value-type="float">
            <text:p>0.12242978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122429020725042" calcext:value-type="float">
            <text:p>0.12242902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122428863024998" calcext:value-type="float">
            <text:p>0.12242886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22427851764243" calcext:value-type="float">
            <text:p>0.12242785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12242771343077" calcext:value-type="float">
            <text:p>0.122427713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122426513808886" calcext:value-type="float">
            <text:p>0.122426513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12242602817113" calcext:value-type="float">
            <text:p>0.122426028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22423842564173" calcext:value-type="float">
            <text:p>0.122423842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22417914672133" calcext:value-type="float">
            <text:p>0.122417914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12241432640236" calcext:value-type="float">
            <text:p>0.12241432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22414261538487" calcext:value-type="float">
            <text:p>0.12241426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12240778105362" calcext:value-type="float">
            <text:p>0.12240778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122405665462496" calcext:value-type="float">
            <text:p>0.122405665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12240275847688" calcext:value-type="float">
            <text:p>0.122402758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122394697889846" calcext:value-type="float">
            <text:p>0.122394697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122386459570788" calcext:value-type="float">
            <text:p>0.12238645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12238453235083" calcext:value-type="float">
            <text:p>0.12238453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122379806915242" calcext:value-type="float">
            <text:p>0.122379806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122371377356877" calcext:value-type="float">
            <text:p>0.12237137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22371201160455" calcext:value-type="float">
            <text:p>0.12237120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22368788767038" calcext:value-type="float">
            <text:p>0.122368788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22368610028789" calcext:value-type="float">
            <text:p>0.122368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22356748971877" calcext:value-type="float">
            <text:p>0.12235674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22355443705103" calcext:value-type="float">
            <text:p>0.122355443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122353505774536" calcext:value-type="float">
            <text:p>0.122353505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122348664915387" calcext:value-type="float">
            <text:p>0.122348664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122341800499412" calcext:value-type="float">
            <text:p>0.122341800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122339234002508" calcext:value-type="float">
            <text:p>0.12233923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122338150528164" calcext:value-type="float">
            <text:p>0.122338150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122336749405073" calcext:value-type="float">
            <text:p>0.122336749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122334395285624" calcext:value-type="float">
            <text:p>0.122334395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12233307172833" calcext:value-type="float">
            <text:p>0.12233307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122327141218977" calcext:value-type="float">
            <text:p>0.122327141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12232372403061" calcext:value-type="float">
            <text:p>0.1223237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122323047952685" calcext:value-type="float">
            <text:p>0.1223230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22316094186524" calcext:value-type="float">
            <text:p>0.122316094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22316048125867" calcext:value-type="float">
            <text:p>0.122316048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122315427767848" calcext:value-type="float">
            <text:p>0.122315427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122313762500849" calcext:value-type="float">
            <text:p>0.12231376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122308371219445" calcext:value-type="float">
            <text:p>0.122308371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122307640302358" calcext:value-type="float">
            <text:p>0.12230764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122305772910841" calcext:value-type="float">
            <text:p>0.12230577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122305675572381" calcext:value-type="float">
            <text:p>0.12230567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122302808004945" calcext:value-type="float">
            <text:p>0.1223028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122302778538856" calcext:value-type="float">
            <text:p>0.122302778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22302187055912" calcext:value-type="float">
            <text:p>0.122302187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122299139743051" calcext:value-type="float">
            <text:p>0.122299139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122293978070477" calcext:value-type="float">
            <text:p>0.122293978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22292925529744" calcext:value-type="float">
            <text:p>0.12229292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22290235711306" calcext:value-type="float">
            <text:p>0.122290235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122278604672143" calcext:value-type="float">
            <text:p>0.122278604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22276224700411" calcext:value-type="float">
            <text:p>0.122276224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12227233213" calcext:value-type="float">
            <text:p>0.122272332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122270994506173" calcext:value-type="float">
            <text:p>0.12227099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22270632664444" calcext:value-type="float">
            <text:p>0.12227063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122268315545976" calcext:value-type="float">
            <text:p>0.122268315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122266837265274" calcext:value-type="float">
            <text:p>0.122266837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12226113075905" calcext:value-type="float">
            <text:p>0.12226113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122260421901761" calcext:value-type="float">
            <text:p>0.12226042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122259425711026" calcext:value-type="float">
            <text:p>0.122259425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122258490892202" calcext:value-type="float">
            <text:p>0.122258490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122257558526469" calcext:value-type="float">
            <text:p>0.122257558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122257129383341" calcext:value-type="float">
            <text:p>0.122257129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122252329986024" calcext:value-type="float">
            <text:p>0.1222523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2224976368322" calcext:value-type="float">
            <text:p>0.122249763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22240886616126" calcext:value-type="float">
            <text:p>0.12224088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122238050483137" calcext:value-type="float">
            <text:p>0.122238050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122236883193631" calcext:value-type="float">
            <text:p>0.122236883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22234491886052" calcext:value-type="float">
            <text:p>0.122234491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22229978913377" calcext:value-type="float">
            <text:p>0.122229978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122229814264764" calcext:value-type="float">
            <text:p>0.122229814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12222889776671" calcext:value-type="float">
            <text:p>0.122228897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122227080690609" calcext:value-type="float">
            <text:p>0.12222708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122223927245488" calcext:value-type="float">
            <text:p>0.12222392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22218299093226" calcext:value-type="float">
            <text:p>0.122218299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122213432039826" calcext:value-type="float">
            <text:p>0.12221343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122209394847153" calcext:value-type="float">
            <text:p>0.122209394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122208433671602" calcext:value-type="float">
            <text:p>0.12220843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22198781205226" calcext:value-type="float">
            <text:p>0.12219878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122198643784003" calcext:value-type="float">
            <text:p>0.12219864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22197781645167" calcext:value-type="float">
            <text:p>0.12219778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122197670068452" calcext:value-type="float">
            <text:p>0.12219767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122194740295186" calcext:value-type="float">
            <text:p>0.12219474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22193662937695" calcext:value-type="float">
            <text:p>0.122193662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122193523188025" calcext:value-type="float">
            <text:p>0.12219352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122193108011394" calcext:value-type="float">
            <text:p>0.1221931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12219277173669" calcext:value-type="float">
            <text:p>0.122192771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12218153896359" calcext:value-type="float">
            <text:p>0.12218153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122175603769212" calcext:value-type="float">
            <text:p>0.122175603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122169073503553" calcext:value-type="float">
            <text:p>0.122169073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12216885977958" calcext:value-type="float">
            <text:p>0.122168859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122167931484041" calcext:value-type="float">
            <text:p>0.12216793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122167371119058" calcext:value-type="float">
            <text:p>0.12216737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122165820708273" calcext:value-type="float">
            <text:p>0.122165820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122164550619982" calcext:value-type="float">
            <text:p>0.122164550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122162708258828" calcext:value-type="float">
            <text:p>0.122162708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122160246124397" calcext:value-type="float">
            <text:p>0.122160246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122157182027046" calcext:value-type="float">
            <text:p>0.12215718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122154695901909" calcext:value-type="float">
            <text:p>0.122154695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122147087080222" calcext:value-type="float">
            <text:p>0.122147087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122143760889053" calcext:value-type="float">
            <text:p>0.122143760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122142248918176" calcext:value-type="float">
            <text:p>0.122142248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122141430656365" calcext:value-type="float">
            <text:p>0.12214143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12213987961575" calcext:value-type="float">
            <text:p>0.12213987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122137619941528" calcext:value-type="float">
            <text:p>0.122137619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122134391793668" calcext:value-type="float">
            <text:p>0.122134391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122131225551158" calcext:value-type="float">
            <text:p>0.122131225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122125622001875" calcext:value-type="float">
            <text:p>0.12212562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122125256152207" calcext:value-type="float">
            <text:p>0.122125256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122124024516777" calcext:value-type="float">
            <text:p>0.122124024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122111226121685" calcext:value-type="float">
            <text:p>0.122111226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122109112837596" calcext:value-type="float">
            <text:p>0.12210911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22097773986671" calcext:value-type="float">
            <text:p>0.12209777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22094406474839" calcext:value-type="float">
            <text:p>0.12209440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122090743987116" calcext:value-type="float">
            <text:p>0.12209074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122087400995576" calcext:value-type="float">
            <text:p>0.1220874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122081131188445" calcext:value-type="float">
            <text:p>0.122081131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22078274377849" calcext:value-type="float">
            <text:p>0.122078274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122075572284477" calcext:value-type="float">
            <text:p>0.122075572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22074161912843" calcext:value-type="float">
            <text:p>0.122074161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122068746833022" calcext:value-type="float">
            <text:p>0.12206874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122065472758537" calcext:value-type="float">
            <text:p>0.122065472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122064064925729" calcext:value-type="float">
            <text:p>0.122064064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12206325795905" calcext:value-type="float">
            <text:p>0.12206325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22062922567781" calcext:value-type="float">
            <text:p>0.122062922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122062037461428" calcext:value-type="float">
            <text:p>0.122062037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122061109740877" calcext:value-type="float">
            <text:p>0.122061109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122058921113696" calcext:value-type="float">
            <text:p>0.122058921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22055763586493" calcext:value-type="float">
            <text:p>0.122055763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22044390683809" calcext:value-type="float">
            <text:p>0.122044390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122037403901987" calcext:value-type="float">
            <text:p>0.1220374039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12203389040692" calcext:value-type="float">
            <text:p>0.122033890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122033561928068" calcext:value-type="float">
            <text:p>0.12203356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22026682670779" calcext:value-type="float">
            <text:p>0.122026682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122026221024632" calcext:value-type="float">
            <text:p>0.12202622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122024342058324" calcext:value-type="float">
            <text:p>0.122024342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122021263277772" calcext:value-type="float">
            <text:p>0.122021263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122021190096542" calcext:value-type="float">
            <text:p>0.122021190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122021032138702" calcext:value-type="float">
            <text:p>0.12202103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220202617861" calcext:value-type="float">
            <text:p>0.12202026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122015256705321" calcext:value-type="float">
            <text:p>0.122015256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22014331223022" calcext:value-type="float">
            <text:p>0.12201433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22011205588428" calcext:value-type="float">
            <text:p>0.12201120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2003509347847" calcext:value-type="float">
            <text:p>0.122003509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121992635906095" calcext:value-type="float">
            <text:p>0.12199263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121985298843283" calcext:value-type="float">
            <text:p>0.121985298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12198353972288" calcext:value-type="float">
            <text:p>0.121983539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21976719185313" calcext:value-type="float">
            <text:p>0.121976719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121976522780152" calcext:value-type="float">
            <text:p>0.121976522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121971874622039" calcext:value-type="float">
            <text:p>0.121971874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121963253771959" calcext:value-type="float">
            <text:p>0.121963253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121958359067759" calcext:value-type="float">
            <text:p>0.121958359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121944858165524" calcext:value-type="float">
            <text:p>0.121944858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21943785897475" calcext:value-type="float">
            <text:p>0.12194378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121934939320628" calcext:value-type="float">
            <text:p>0.121934939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121932468092067" calcext:value-type="float">
            <text:p>0.121932468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121923341669578" calcext:value-type="float">
            <text:p>0.12192334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21911213063396" calcext:value-type="float">
            <text:p>0.121911213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121910589144308" calcext:value-type="float">
            <text:p>0.121910589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121906517079225" calcext:value-type="float">
            <text:p>0.121906517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121899290447158" calcext:value-type="float">
            <text:p>0.12189929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21899050626773" calcext:value-type="float">
            <text:p>0.12189905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21891409229545" calcext:value-type="float">
            <text:p>0.121891409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121890597227586" calcext:value-type="float">
            <text:p>0.121890597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121886713731797" calcext:value-type="float">
            <text:p>0.12188671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121881015597197" calcext:value-type="float">
            <text:p>0.121881015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121874770708722" calcext:value-type="float">
            <text:p>0.121874770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121867290422514" calcext:value-type="float">
            <text:p>0.12186729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12186552978193" calcext:value-type="float">
            <text:p>0.121865529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12186545569869" calcext:value-type="float">
            <text:p>0.121865455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121864281028658" calcext:value-type="float">
            <text:p>0.1218642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121862352048343" calcext:value-type="float">
            <text:p>0.12186235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121856449913305" calcext:value-type="float">
            <text:p>0.121856449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121855028793863" calcext:value-type="float">
            <text:p>0.12185502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121854521245636" calcext:value-type="float">
            <text:p>0.121854521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12184817258435" calcext:value-type="float">
            <text:p>0.121848172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121848025749935" calcext:value-type="float">
            <text:p>0.121848025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121839468799579" calcext:value-type="float">
            <text:p>0.121839468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121830316599317" calcext:value-type="float">
            <text:p>0.121830316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121827609585557" calcext:value-type="float">
            <text:p>0.121827609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121802230472286" calcext:value-type="float">
            <text:p>0.121802230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12180222766898" calcext:value-type="float">
            <text:p>0.121802227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121799062490863" calcext:value-type="float">
            <text:p>0.121799062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121795548889059" calcext:value-type="float">
            <text:p>0.121795548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21794217883942" calcext:value-type="float">
            <text:p>0.121794217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121788206588713" calcext:value-type="float">
            <text:p>0.121788206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121786473611495" calcext:value-type="float">
            <text:p>0.121786473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12178221003448" calcext:value-type="float">
            <text:p>0.1217822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121780703366181" calcext:value-type="float">
            <text:p>0.121780703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21780168092461" calcext:value-type="float">
            <text:p>0.121780168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121779245095101" calcext:value-type="float">
            <text:p>0.121779245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12177844738845" calcext:value-type="float">
            <text:p>0.121778447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121777317596998" calcext:value-type="float">
            <text:p>0.121777317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121776151980818" calcext:value-type="float">
            <text:p>0.12177615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121774592598947" calcext:value-type="float">
            <text:p>0.121774592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121772349497601" calcext:value-type="float">
            <text:p>0.121772349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121770974971128" calcext:value-type="float">
            <text:p>0.121770975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121769622382038" calcext:value-type="float">
            <text:p>0.12176962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121758896710022" calcext:value-type="float">
            <text:p>0.121758896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121757201085543" calcext:value-type="float">
            <text:p>0.121757201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21753511752346" calcext:value-type="float">
            <text:p>0.12175351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121747003794005" calcext:value-type="float">
            <text:p>0.121747003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121739590260869" calcext:value-type="float">
            <text:p>0.121739590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21739119313792" calcext:value-type="float">
            <text:p>0.12173911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21738385178487" calcext:value-type="float">
            <text:p>0.121738385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121736176755721" calcext:value-type="float">
            <text:p>0.12173617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121726616009458" calcext:value-type="float">
            <text:p>0.1217266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21726468824704" calcext:value-type="float">
            <text:p>0.121726468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121721803579947" calcext:value-type="float">
            <text:p>0.121721803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2172163029646" calcext:value-type="float">
            <text:p>0.121721630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121715552212023" calcext:value-type="float">
            <text:p>0.121715552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21704858819536" calcext:value-type="float">
            <text:p>0.121704858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121702929443509" calcext:value-type="float">
            <text:p>0.121702929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121700522633119" calcext:value-type="float">
            <text:p>0.12170052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121698922329209" calcext:value-type="float">
            <text:p>0.121698922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21693238243505" calcext:value-type="float">
            <text:p>0.121693238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121691586357516" calcext:value-type="float">
            <text:p>0.121691586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121684777727066" calcext:value-type="float">
            <text:p>0.121684777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12168144770349" calcext:value-type="float">
            <text:p>0.121681447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12168068002521" calcext:value-type="float">
            <text:p>0.121680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121678574800055" calcext:value-type="float">
            <text:p>0.121678574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121678292230525" calcext:value-type="float">
            <text:p>0.121678292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12165930984617" calcext:value-type="float">
            <text:p>0.121659309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121658866334213" calcext:value-type="float">
            <text:p>0.121658866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21648222809405" calcext:value-type="float">
            <text:p>0.121648222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121645756818136" calcext:value-type="float">
            <text:p>0.121645756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121635721840557" calcext:value-type="float">
            <text:p>0.12163572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21635718214164" calcext:value-type="float">
            <text:p>0.121635718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121626330413679" calcext:value-type="float">
            <text:p>0.121626330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121625628918946" calcext:value-type="float">
            <text:p>0.121625628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121613517989717" calcext:value-type="float">
            <text:p>0.12161351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121612079899954" calcext:value-type="float">
            <text:p>0.121612079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121606232325971" calcext:value-type="float">
            <text:p>0.12160623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121603431021896" calcext:value-type="float">
            <text:p>0.1216034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121588533013391" calcext:value-type="float">
            <text:p>0.12158853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121585612990686" calcext:value-type="float">
            <text:p>0.1215856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21570372529416" calcext:value-type="float">
            <text:p>0.121570372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121567012093721" calcext:value-type="float">
            <text:p>0.12156701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121557250013979" calcext:value-type="float">
            <text:p>0.1215572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121533570019785" calcext:value-type="float">
            <text:p>0.1215335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121526666607222" calcext:value-type="float">
            <text:p>0.121526666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21519658366365" calcext:value-type="float">
            <text:p>0.121519658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121511087011205" calcext:value-type="float">
            <text:p>0.12151108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121498623971333" calcext:value-type="float">
            <text:p>0.12149862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121482455742897" calcext:value-type="float">
            <text:p>0.121482455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21481572141264" calcext:value-type="float">
            <text:p>0.12148157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121481381414951" calcext:value-type="float">
            <text:p>0.121481381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121480024372519" calcext:value-type="float">
            <text:p>0.121480024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121478314903955" calcext:value-type="float">
            <text:p>0.12147831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21472084106557" calcext:value-type="float">
            <text:p>0.121472084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2145866241229" calcext:value-type="float">
            <text:p>0.121458662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21458141158709" calcext:value-type="float">
            <text:p>0.121458141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121448242530911" calcext:value-type="float">
            <text:p>0.121448242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121443951810281" calcext:value-type="float">
            <text:p>0.12144395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121440247593681" calcext:value-type="float">
            <text:p>0.121440247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121433633565104" calcext:value-type="float">
            <text:p>0.121433633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121425840890299" calcext:value-type="float">
            <text:p>0.121425840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121413378769976" calcext:value-type="float">
            <text:p>0.121413378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121396533797952" calcext:value-type="float">
            <text:p>0.121396533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12138874390673" calcext:value-type="float">
            <text:p>0.121388743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121354602510423" calcext:value-type="float">
            <text:p>0.12135460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21354183869377" calcext:value-type="float">
            <text:p>0.12135418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121352790222782" calcext:value-type="float">
            <text:p>0.121352790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121337418737531" calcext:value-type="float">
            <text:p>0.121337418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21326850000416" calcext:value-type="float">
            <text:p>0.1213268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121321204828449" calcext:value-type="float">
            <text:p>0.121321204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121316765115516" calcext:value-type="float">
            <text:p>0.121316765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121312025907065" calcext:value-type="float">
            <text:p>0.121312025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121296183301483" calcext:value-type="float">
            <text:p>0.121296183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121287322318973" calcext:value-type="float">
            <text:p>0.12128732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121276122610594" calcext:value-type="float">
            <text:p>0.121276122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121261683106609" calcext:value-type="float">
            <text:p>0.121261683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121254116004027" calcext:value-type="float">
            <text:p>0.1212541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21236237958537" calcext:value-type="float">
            <text:p>0.12123623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121233276918396" calcext:value-type="float">
            <text:p>0.121233276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121232882432056" calcext:value-type="float">
            <text:p>0.12123288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21227433925526" calcext:value-type="float">
            <text:p>0.121227433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121201212188359" calcext:value-type="float">
            <text:p>0.121201212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121201098183891" calcext:value-type="float">
            <text:p>0.121201098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121198108010023" calcext:value-type="float">
            <text:p>0.1211981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12119777166017" calcext:value-type="float">
            <text:p>0.12119777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2119529130029" calcext:value-type="float">
            <text:p>0.12119529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121178448793915" calcext:value-type="float">
            <text:p>0.121178448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121164093737731" calcext:value-type="float">
            <text:p>0.121164093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121155084609753" calcext:value-type="float">
            <text:p>0.12115508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121146457446455" calcext:value-type="float">
            <text:p>0.121146457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121145403982372" calcext:value-type="float">
            <text:p>0.12114540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121084952448812" calcext:value-type="float">
            <text:p>0.12108495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21056303102012" calcext:value-type="float">
            <text:p>0.12105630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121049713527751" calcext:value-type="float">
            <text:p>0.121049713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121027927883931" calcext:value-type="float">
            <text:p>0.12102792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121011284632142" calcext:value-type="float">
            <text:p>0.121011284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120955930813608" calcext:value-type="float">
            <text:p>0.12095593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120918657342734" calcext:value-type="float">
            <text:p>0.120918657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2091043594816" calcext:value-type="float">
            <text:p>0.12091043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120858575681032" calcext:value-type="float">
            <text:p>0.12085857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120743608023149" calcext:value-type="float">
            <text:p>0.12074360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120632999514813" calcext:value-type="float">
            <text:p>0.120632999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120596957088435" calcext:value-type="float">
            <text:p>0.120596957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120466396327842" calcext:value-type="float">
            <text:p>0.120466396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120409183926278" calcext:value-type="float">
            <text:p>0.1204091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7:38:46.495719513</meta:creation-date>
    <dc:date>2017-04-20T17:39:04.670826093</dc:date>
    <meta:editing-duration>PT18S</meta:editing-duration>
    <meta:editing-cycles>1</meta:editing-cycles>
    <meta:document-statistic meta:table-count="1" meta:cell-count="2263" meta:object-count="0"/>
    <meta:generator>LibreOffice/5.1.6.2$Linux_X86_64 LibreOffice_project/10m0$Build-2</meta:generator>
  </office:meta>
</office:document-meta>
</file>